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4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`define PRES_LowSpeed <text:s text:c="2"/>31 <text:s text:c="5"/>//(CLK / 1.5MHz)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define PRES_FullSpeed <text:s/>3 <text:s text:c="6"/>//(CLK / <text:s/>12MHz)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define CLK_MULT <text:s text:c="7"/>48000 <text:s text:c="2"/>//(CLK / 10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define PS2_PRES <text:s text:c="7"/>1249 <text:s text:c="3"/>//(CLK / 19200 baud / 2)-1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ES_LowSpeed</text:p>
          </table:table-cell>
          <table:table-cell table:style-name="ce1" table:formula="of:=([.B8]*1000/1500000)-1" office:value-type="float" office:value="33.6666666666667" calcext:value-type="float">
            <text:p>33,67</text:p>
          </table:table-cell>
          <table:table-cell/>
        </table:table-row>
        <table:table-row table:style-name="ro1">
          <table:table-cell office:value-type="string" calcext:value-type="string">
            <text:p>PRES_FullSpeed</text:p>
          </table:table-cell>
          <table:table-cell table:style-name="ce1" table:formula="of:=([.B8]*1000/12000000)-1" office:value-type="float" office:value="3.33333333333333" calcext:value-type="float">
            <text:p>3,33</text:p>
          </table:table-cell>
          <table:table-cell/>
        </table:table-row>
        <table:table-row table:style-name="ro1">
          <table:table-cell office:value-type="string" calcext:value-type="string">
            <text:p>CLK_MULT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//(CLK / 1000)</text:p>
          </table:table-cell>
        </table:table-row>
        <table:table-row table:style-name="ro1">
          <table:table-cell office:value-type="string" calcext:value-type="string">
            <text:p>PS2_PRES</text:p>
          </table:table-cell>
          <table:table-cell table:style-name="ce1" table:formula="of:=([.B8]*1000/19200/2)-1" office:value-type="float" office:value="1353.16666666667" calcext:value-type="float">
            <text:p>1.353,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4" loext:min-decimal-places="14" number:min-integer-digits="1"/>
    </number:number-style>
    <number:number-style style:name="N105">
      <number:number number:decimal-places="13" loext:min-decimal-places="13" number:min-integer-digits="1"/>
    </number:number-style>
    <number:number-style style:name="N106">
      <number:number number:decimal-places="12" loext:min-decimal-places="12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5T11:20:32.831502176</meta:creation-date>
    <dc:date>2022-06-05T11:24:57.581623779</dc:date>
    <meta:editing-duration>PT4M27S</meta:editing-duration>
    <meta:editing-cycles>1</meta:editing-cycles>
    <meta:document-statistic meta:table-count="1" meta:cell-count="13" meta:object-count="0"/>
    <meta:generator>LibreOffice/6.4.7.2$Linux_X86_64 LibreOffice_project/40$Build-2</meta:generator>
  </office:meta>
</office:document-meta>
</file>